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56429" officeooo:paragraph-rsid="00156429"/>
    </style:style>
    <style:style style:name="P2" style:family="paragraph" style:parent-style-name="Standard">
      <style:text-properties officeooo:rsid="0019a3ac" officeooo:paragraph-rsid="001b8bea"/>
    </style:style>
    <style:style style:name="P3" style:family="paragraph" style:parent-style-name="Standard">
      <style:text-properties officeooo:rsid="001b8bea" officeooo:paragraph-rsid="001b8bea"/>
    </style:style>
    <style:style style:name="T1" style:family="text">
      <style:text-properties officeooo:rsid="00162390"/>
    </style:style>
    <style:style style:name="T2" style:family="text">
      <style:text-properties officeooo:rsid="001b8bea"/>
    </style:style>
    <style:style style:name="T3" style:family="text">
      <style:text-properties officeooo:rsid="002013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ements to draw</text:p>
      <text:p text:style-name="P1">border. <text:line-break/>Ceter text</text:p>
      <text:p text:style-name="P1">forrest</text:p>
      <text:p text:style-name="P1">river </text:p>
      <text:p text:style-name="P1">roads</text:p>
      <text:p text:style-name="P1">bride</text:p>
      <text:p text:style-name="P1"><text:line-break/><text:line-break/><text:span text:style-name="T1">planing<text:line-break/><text:line-break/>make each element a 2d arrarys so can have every part of map in layers</text:span></text:p>
      <text:p text:style-name="P2">border and text can be done on the fly. Border line if first and last line and as well first and last carther. If they are combined do plus.<text:line-break/><text:line-break/><text:line-break/><text:line-break/><text:span text:style-name="T2">1. perp placement</text:span></text:p>
      <text:p text:style-name="P3">1.1 place forrest</text:p>
      <text:p text:style-name="P3">1.2 place river</text:p>
      <text:p text:style-name="P3">1.3 place roads</text:p>
      <text:p text:style-name="P3">1.4 place bride</text:p>
      <text:p text:style-name="P3"/>
      <text:p text:style-name="P3">2.draw the map</text:p>
      <text:p text:style-name="P3">2.1. draw forrest</text:p>
      <text:p text:style-name="P3">2.2 draw river</text:p>
      <text:p text:style-name="P3">2.3 draw roads <text:tab/><text:span text:style-name="T3">need have river and forrest ready</text:span></text:p>
      <text:p text:style-name="P3">2.4 draw brige <text:tab/><text:span text:style-name="T3">need road ready,</text:span></text:p>
      <text:p text:style-name="P2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8T16:23:12.027233606</meta:creation-date>
    <dc:date>2025-04-30T17:04:34.527000000</dc:date>
    <meta:editing-duration>PT5H11M39S</meta:editing-duration>
    <meta:editing-cycles>5</meta:editing-cycles>
    <meta:generator>LibreOffice/24.8.6.2$Windows_X86_64 LibreOffice_project/6d98ba145e9a8a39fc57bcc76981d1fb1316c60c</meta:generator>
    <meta:document-statistic meta:table-count="0" meta:image-count="0" meta:object-count="0" meta:page-count="1" meta:paragraph-count="18" meta:word-count="94" meta:character-count="489" meta:non-whitespace-character-count="401"/>
  </office:meta>
</office:document-meta>
</file>